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get.setIf( String 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setLocation(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Task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rget.testIfAllow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rget.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rget.replaceChild( Task el , Task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get.setDepends( String de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get.performTas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rget.dependsOn( String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rget.addDataType( RuntimeConfigurabl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setProject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Dependenc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get.addDependency( String dependenc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get.Target( Targe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rget.testUnlessAllow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rget.setUnless( String 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replaceChild( Task el , RuntimeConfigurable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ge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addTask( 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parseDepends( String depends , String targetName , String attribute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arget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arget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I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Unl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